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bold"/>
    </style:style>
    <style:style style:name="P2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bold" officeooo:rsid="001059ba" officeooo:paragraph-rsid="001059ba"/>
    </style:style>
    <style:style style:name="P3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</style:style>
    <style:style style:name="P4" style:family="paragraph" style:parent-style-name="Heading_20_4">
      <style:text-properties fo:font-variant="normal" fo:text-transform="none" fo:color="#29303b" style:font-name="open sans" fo:font-size="12pt" fo:letter-spacing="normal" fo:font-style="normal" fo:font-weight="bold"/>
    </style:style>
    <style:style style:name="P5" style:family="paragraph" style:parent-style-name="Heading_20_4">
      <style:paragraph-properties fo:text-align="center" style:justify-single-word="false"/>
      <style:text-properties fo:font-variant="normal" fo:text-transform="none" fo:color="#29303b" style:font-name="open sans" fo:font-size="12pt" fo:letter-spacing="normal" fo:font-style="normal" fo:font-weight="bold" officeooo:rsid="000f2858" officeooo:paragraph-rsid="000f2858"/>
    </style:style>
    <style:style style:name="T1" style:family="text">
      <style:text-properties fo:font-variant="normal" fo:text-transform="none" fo:color="#29303b" style:font-name="open sans" fo:font-size="11.2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4">Assignment 2: Type Conversion</text:h>
      <text:h text:style-name="P4" text:outline-level="4"/>
      <text:h text:style-name="P4" text:outline-level="4">Questions for this assignment</text:h>
      <text:p text:style-name="P1">How do I convert the string “1000” to an integer? Write your code below.</text:p>
      <text:p text:style-name="P2">int(“1000”)</text:p>
      <text:p text:style-name="P1">How do I convert the floating point number 3.764 to an integer? Write the code below.</text:p>
      <text:p text:style-name="P2">int(3.764)</text:p>
      <text:p text:style-name="P1">What will be the return value?</text:p>
      <text:p text:style-name="P2">3</text:p>
      <text:p text:style-name="P1">In a Python program, I have my business expenses represented by a floating point number: 99.45.</text:p>
      <text:p text:style-name="P1">I want to express this value as a string. However, I also want to add</text:p>
      <text:p text:style-name="P1">- a dollar sign (​$​) in front of the amount</text:p>
      <text:p text:style-name="P1">- a space and the word “dollars” at the end</text:p>
      <text:p text:style-name="P1">The final result should be "$99.45 dollars".</text:p>
      <text:p text:style-name="P1">Write the code to make this happen.</text:p>
      <text:p text:style-name="P2">print(“$” + str(99.45) + “ dollars”)</text:p>
      <text:p text:style-name="P3"><text:span text:style-name="Strong_20_Emphasis"><text:span text:style-name="T1">NOTE: </text:span></text:span><text:span text:style-name="T1">Your answer </text:span><text:span text:style-name="Emphasis"><text:span text:style-name="T1">must use </text:span></text:span><text:span text:style-name="T1">concatenation.</text:span></text:p>
      <text:p text:style-name="P3"><text:span text:style-name="Strong_20_Emphasis"><text:span text:style-name="T1">NOTE: </text:span></text:span><text:span text:style-name="T1">99.45 must start out as a floating-point value. You cannot use "99.45". Instead, figure out a way to </text:span><text:span text:style-name="Emphasis"><text:span text:style-name="T1">convert </text:span></text:span><text:span text:style-name="T1">99.45 to a string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06:32.452000963</meta:creation-date>
    <dc:date>2020-02-26T11:20:44.402364500</dc:date>
    <meta:editing-duration>PT4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43" meta:character-count="807" meta:non-whitespace-character-count="654"/>
  </office:meta>
</office:document-meta>
</file>